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CADENTISMO</text:p>
      <text:p text:style-name="P3"/>
      <text:p text:style-name="P3"/>
      <text:p text:style-name="P1"/>
      <text:p text:style-name="P2">E' un movimento culturale di idee.</text:p>
      <text:p text:style-name="P1"/>
      <text:p text:style-name="P1">Ci sono due correnti letterarie: <text:span text:style-name="T1">l'Estetismo </text:span>e il <text:span text:style-name="T1">Simbolismo.</text:span></text:p>
      <text:p text:style-name="P4"><text:span text:style-name="T1"/></text:p>
      <text:p text:style-name="P1">La <text:span text:style-name="T1">decadenza si riferiva alla classe borghese</text:span>, protagonista della seconda Rivoluzione Industriale.</text:p>
      <text:p text:style-name="P1"/>
      <text:p text:style-name="P1">Siccome l'arte sembrava aver perso valore, per un senso provocatorio, ci sono alcuni artisti che sostituiscono questi valori con uno solo: <text:span text:style-name="T1">il bello deve essere l'unico parametro di guida.</text:span></text:p>
      <text:p text:style-name="P2">Gli <text:span text:style-name="T2">esteti</text:span> volevano chiaramente fare una critica.</text:p>
      <text:p text:style-name="P1"/>
      <text:p text:style-name="P1">Gli intellettuali erano un punto di riferimento.</text:p>
      <text:p text:style-name="P1">La nuova società portata dalla rivoluzione industriale consegue <text:span text:style-name="T1">nuovi valori di riferimento: il denaro, il successo.</text:span>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35S</meta:editing-duration>
    <meta:editing-cycles>4</meta:editing-cycles>
    <meta:generator>OpenOffice/4.1.3$Win32 OpenOffice.org_project/413m1$Build-9783</meta:generator>
    <dc:date>2017-11-29T20:53:16.81</dc:date>
    <dc:creator>Cristian Borelli</dc:creator>
    <meta:document-statistic meta:table-count="0" meta:image-count="0" meta:object-count="0" meta:page-count="1" meta:paragraph-count="8" meta:word-count="87" meta:character-count="605"/>
    <meta:user-defined meta:name="Info 1"/>
    <meta:user-defined meta:name="Info 2"/>
    <meta:user-defined meta:name="Info 3"/>
    <meta:user-defined meta:name="Info 4"/>
  </office:meta>
</office:document-meta>
</file>